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Courier New" svg:font-family="'Courier New'" style:font-family-generic="modern"/>
    <style:font-face style:name="MS Mincho1"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asian="MS Mincho1" style:language-asian="ja" style:country-asian="JP"/>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style>
    <style:style style:name="P5" style:family="paragraph" style:parent-style-name="Standard">
      <style:text-properties fo:font-weight="bold" style:font-name-asian="MS Mincho1" style:language-asian="ja" style:country-asian="JP" style:font-weight-asian="bold" style:font-weight-complex="bold"/>
    </style:style>
    <style:style style:name="P6" style:family="paragraph" style:parent-style-name="Standard" style:list-style-name="WW8Num6"/>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size="12pt" style:font-size-asian="12pt"/>
    </style:style>
    <style:style style:name="P9" style:family="paragraph" style:parent-style-name="Standard">
      <style:text-properties style:font-size-complex="12pt"/>
    </style:style>
    <style:style style:name="P10" style:family="paragraph" style:parent-style-name="Standard">
      <style:paragraph-properties fo:margin-left="0.5in" fo:margin-right="0in" fo:text-align="justify" style:justify-single-word="false" fo:text-indent="0in" style:auto-text-indent="false"/>
    </style:style>
    <style:style style:name="P11" style:family="paragraph" style:parent-style-name="Heading_20_2">
      <style:paragraph-properties fo:text-align="center" style:justify-single-word="false"/>
    </style:style>
    <style:style style:name="P12" style:family="paragraph" style:parent-style-name="Heading_20_2" style:master-page-name="Standard">
      <style:paragraph-properties fo:text-align="center" style:justify-single-word="false" style:page-number="auto"/>
    </style:style>
    <style:style style:name="P13" style:family="paragraph" style:parent-style-name="Heading_20_3">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italic" style:font-name-asian="MS Mincho1" style:language-asian="ja" style:country-asian="JP" style:font-style-asian="italic" style:font-style-complex="italic"/>
    </style:style>
    <style:style style:name="T3" style:family="text">
      <style:text-properties style:font-name-asian="MS Mincho1" style:language-asian="ja" style:country-asian="JP"/>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2pt" style:font-size-asian="12pt"/>
    </style:style>
    <style:style style:name="T7" style:family="text">
      <style:text-properties fo:font-size="12pt" fo:font-style="italic" style:font-size-asian="12pt"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 text:is-list-header="true">Design and Analysis of Algorithms</text:h>
      <text:h text:style-name="P11" text:outline-level="2" text:is-list-header="true">Programming Assignment 3</text:h>
      <text:h text:style-name="P13" text:outline-level="3" text:is-list-header="true"><text:span text:style-name="T1">Due: </text:span>November 16, 2009, 11:00AM</text:h>
      <text:p text:style-name="P1"/>
      <text:p text:style-name="Standard">Motivation: </text:p>
      <text:p text:style-name="Standard"/>
      <text:p text:style-name="Standard"><text:span text:style-name="T3">Design your own divide and conquer algorithm.</text:span></text:p>
      <text:p text:style-name="P2"/>
      <text:p text:style-name="Standard"/>
      <text:p text:style-name="P3">The problem</text:p>
      <text:p text:style-name="Standard"/>
      <text:p text:style-name="Standard">The goal here is to find a <text:span text:style-name="T5">weighted median</text:span>. The input is <text:span text:style-name="T1">n</text:span> pairs with two fields: integer key and integer weight. All the keys are distinct. Let W be the sum of the weights. HALF = W/2. Note that HALF may or may not be an integer.</text:p>
      <text:p text:style-name="Standard"/>
      <text:p text:style-name="Standard">The weighted median is the key <text:span text:style-name="T1">key</text:span> such that: The sum of the weights of keys smaller than <text:span text:style-name="T1">key</text:span> are less than HALF, and the sum of the weights of keys greater than <text:span text:style-name="T1">key</text:span> is less or equal to HALF.</text:p>
      <text:p text:style-name="Standard"/>
      <text:p text:style-name="Standard">Note that the weighted median can be calculated easily by first sorting the list by key, and then traversing the sorted list, summing the value of the weights, and checking if the condition is met. Computation time is O(nlgn). <text:s/>You MUST NOT use this solution.</text:p>
      <text:p text:style-name="Standard"/>
      <text:p text:style-name="Standard">Write a divide and conquer algorithm to compute the weighted median. The main idea of the algorithm is to use randomized select to compute the regular median. If the regular median is also the weighted median then output the key and its position. Otherwise, check if the weighted median will be in the left or right partition, and find the regular median of the correct partition. You will need to take into account the sum of the weights of the rest of the keys. Note that when the there is only one pair that pair is the weighted median.</text:p>
      <text:p text:style-name="Standard"/>
      <text:p text:style-name="Standard">The expected computation time of your program should be O(n). It would have been O(n) if you were asked to implement the select with median of medians.</text:p>
      <text:p text:style-name="Standard"/>
      <text:p text:style-name="Standard">In order to calculate the regular median you must implement the randomized select algorithm. Your code will have the RANDOMIZED-SELECT procedure RANDOMIZED-PARTITION as in Cormen, and PARTITION as in Cormen. <text:s/>Different versions of PARTITION will not be accepted.</text:p>
      <text:p text:style-name="Standard"/>
      <text:p text:style-name="P2"/>
      <text:p text:style-name="P5">About weighted medians</text:p>
      <text:p text:style-name="P2"/>
      <text:p text:style-name="P2">Weighted medians are used to compute the inflation rate, market capitalization, and other economic measures.</text:p>
      <text:p text:style-name="P2"/>
      <text:p text:style-name="Standard"><text:span text:style-name="T3">The weighted median inflation rate is the inflation rate of an item or a group of items which is in the middle of the total distribution - that is, half the weighted price changes are on one side of the median, and half on the other. It is calculated by ranking price movements for </text:span><text:span text:style-name="T2">Consumer Price Index</text:span><text:span text:style-name="T3"> (CPI) expenditure classes by their size in percentage change terms, and then attaching corresponding weights to allow the median value to be identified.</text:span></text:p>
      <text:p text:style-name="Standard"/>
      <text:p text:style-name="Standard"/>
      <text:p text:style-name="Standard"/>
      <text:p text:style-name="Standard"/>
      <text:p text:style-name="Standard"><text:soft-page-break/><text:span text:style-name="T5">Examples:</text:span></text:p>
      <text:p text:style-name="Standard"/>
      <text:list xml:id="list41670288" text:style-name="WW8Num6">
        <text:list-item>
          <text:p text:style-name="P6">Let the pairs be: (10, 4) (3, 2) (7, 4) (4, 2). The sum of the weights W=12, and HALF = 6. In this case the weighted median <text:span text:style-name="T1">key</text:span> = 7, since the two keys less than 7, 3 and 4, have weights 2+2=4&lt; 6, and the only key larger than 7 is 10 with a weight of 4&lt;6.</text:p>
        </text:list-item>
        <text:list-item>
          <text:p text:style-name="P6"><text:span text:style-name="T3">The pair is (3, 2) and is the weighted median.</text:span></text:p>
        </text:list-item>
        <text:list-item>
          <text:p text:style-name="P6"><text:span text:style-name="T3">The pairs are (6, 3) (2, 2). W=5. HALF =2.5. The weighted median is 6 since the only smaller key is 2 with a weight of 2.</text:span></text:p>
        </text:list-item>
        <text:list-item>
          <text:p text:style-name="P6"><text:span text:style-name="T3">The pairs are (6, 3) (2, 2) (4, 1). W=6. HALF=3. The weighted median key is 4, since 2&lt;3, and 3&lt;=3.</text:span></text:p>
        </text:list-item>
      </text:list>
      <text:p text:style-name="Standard"/>
      <text:p text:style-name="Standard">The input to the program is a file where each line contains two integers the key and the weight. The name of the file should be a command line parameter.</text:p>
      <text:p text:style-name="Standard"/>
      <text:p text:style-name="Standard">You may write the code using C, C++, or Java. <text:span text:style-name="T4">Your program should compile on Bingsuns. No exceptions.</text:span> It should be purely a command line program. NO GUI will be accepted. </text:p>
      <text:p text:style-name="P7"/>
      <text:p text:style-name="P8">Directions:</text:p>
      <text:p text:style-name="P8"/>
      <text:p text:style-name="P8">You may write the code using C, C++, or Java. If you write in C or C++ your program should compile on Bingsuns.</text:p>
      <text:p text:style-name="P8"/>
      <text:p text:style-name="P7"><text:span text:style-name="T6">Please drop a </text:span><text:span text:style-name="T7">.tar.gz</text:span><text:span text:style-name="T6"> file to the digital drop box in blackboard. </text:span></text:p>
      <text:p text:style-name="P8"/>
      <text:p text:style-name="P8">The tar.gz file should be named (lower case) as follows: </text:p>
      <text:p text:style-name="P7"><text:span text:style-name="T6"><text:s/>&lt;last name&gt;_&lt;first initial&gt;_p3 </text:span></text:p>
      <text:p text:style-name="P8"/>
      <text:p text:style-name="P8">When the file is unzipped it should contain a directory with the same name as the zip file.</text:p>
      <text:p text:style-name="P8"/>
      <text:p text:style-name="P8">The directory should contain the following files:</text:p>
      <text:p text:style-name="P8"/>
      <text:p text:style-name="P8">File(s) with the source code for the program and possibly a makefile.</text:p>
      <text:p text:style-name="P7"><text:span text:style-name="T6">A read-me file named </text:span><text:span text:style-name="T7">readme.txt</text:span><text:span text:style-name="T6"> which should contain:</text:span></text:p>
      <text:p text:style-name="P8">Line 1: C, or C++, or Java</text:p>
      <text:p text:style-name="P7"><text:span text:style-name="T6">Line 2: Either a comma-delimited list of files, which will be compiled and linked with the appropriate compiler (gcc, g++, or javac) and then executed (make sure that for Java the first file has the main method) or the single word “make” which will execute the makefile in the unzipped directory.  The makefile will need to produce an executable called “submission” or a “Submission” class in the java case, which will be interpreted or executed.</text:span></text:p>
      <text:p text:style-name="P7"/>
      <text:p text:style-name="P9"/>
      <text:p text:style-name="P10"/>
      <text:p text:style-name="P4">Plagiarism Policy</text:p>
      <text:p text:style-name="P7"/>
      <text:p text:style-name="P7">All your code will be checked for similarity to other submissions using Moss. Programmers have an uncanny knack of reproducing the same code that they have seen before. So you are advised not to look at each other's code.</text:p>
      <text:p text:style-name="Standard"/>
      <text:p text:style-name="Standard"/>
      <text:p text:style-name="P3">Grading</text:p>
      <text:p text:style-name="Standard"><text:soft-page-break/>Correct program using the requested divide and conquer algorithm–80 - 100%</text:p>
      <text:p text:style-name="Standard">Incorrect program for the requested divide and conquer algorithm compiles – 40 - 80%</text:p>
      <text:p text:style-name="Standard">Otherwise 0%</text:p>
      <text:p text:style-name="Standard"/>
      <text:p text:style-name="P3">Additional Info:</text:p>
      <text:p text:style-name="Standard"><text:span text:style-name="T3">All code must be submitted before 11:00AM on the morning of the day it is due.  Otherwise you will incur an immediate lateness penalty of 30% and lose 10% for each additional day it is late.</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Courier New" svg:font-family="'Courier New'" style:font-family-generic="modern"/>
    <style:font-face style:name="MS Mincho1"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he" style:country-complex="I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list-style-name="WW8StyleNum" style:class="list">
      <style:paragraph-properties fo:margin-left="0.25in" fo:margin-right="0in" fo:margin-top="0in" fo:margin-bottom="0.1665in" fo:orphans="0" fo:widows="0" fo:text-indent="-0.25in" style:auto-text-indent="false"/>
      <style:text-properties style:font-size-complex="12pt"/>
    </style:style>
    <style:style style:name="Caption" style:family="paragraph" style:parent-style-name="Standard" style:next-style-name="Standard" style:class="extra">
      <style:paragraph-properties fo:margin-top="0.0835in" fo:margin-bottom="0.0835in" fo:text-align="center" style:justify-single-word="false" style:text-autospace="none" style:punctuation-wrap="simple" style:vertical-align="baseline"/>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1665in" fo:text-align="start" style:justify-single-word="false" fo:text-indent="0in" style:auto-text-indent="false"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1665in" fo:text-indent="0in" style:auto-text-indent="false" fo:keep-with-next="always"/>
      <style:text-properties style:font-name="Arial"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1665in" fo:text-indent="0in" style:auto-text-indent="false" fo:keep-with-next="always"/>
      <style:text-properties fo:font-weight="bold" style:font-weight-asian="bold"/>
    </style:style>
    <style:style style:name="Heading_20_4" style:display-name="Heading 4" style:family="paragraph" style:parent-style-name="Standard" style:next-style-name="Text_20_body" style:default-outline-level="4" style:class="text">
      <style:paragraph-properties fo:margin-left="0in" fo:margin-right="0in" fo:margin-top="0.1945in" fo:margin-bottom="0.1945in" fo:text-indent="0in" style:auto-text-indent="false"/>
      <style:text-properties fo:font-weight="bold" style:font-weight-asian="bold" style:language-complex="he" style:country-complex="IL" style:font-weight-complex="bold"/>
    </style:style>
    <style:style style:name="code" style:family="paragraph" style:parent-style-name="Standard">
      <style:text-properties style:font-name="Courier New"/>
    </style:style>
    <style:style style:name="table" style:family="paragraph" style:parent-style-name="Standard">
      <style:text-properties fo:font-size="10pt" style:font-size-asian="10pt" style:font-size-complex="14pt"/>
    </style:style>
    <style:style style:name="Header" style:family="paragraph" style:parent-style-name="Standard" style:class="extra">
      <style:paragraph-properties fo:margin-left="0in" fo:margin-right="0in" fo:orphans="2" fo:widows="2" fo:text-indent="0in" style:auto-text-indent="false" style:punctuation-wrap="simple" style:vertical-align="baseline">
        <style:tab-stops>
          <style:tab-stop style:position="3in" style:type="center"/>
          <style:tab-stop style:position="6in" style:type="right"/>
        </style:tab-stops>
      </style:paragraph-properties>
      <style:text-properties fo:font-weight="bold" style:font-weight-asian="bold" style:font-size-complex="10pt" style:language-complex="ar" style:country-complex="SA"/>
    </style:style>
    <style:style style:name="table_20_entry" style:display-name="table entry" style:family="paragraph" style:parent-style-name="Standard">
      <style:paragraph-properties fo:margin-left="0in" fo:margin-right="0in" fo:text-align="center" style:justify-single-word="false" fo:text-indent="0in" style:auto-text-indent="false"/>
      <style:text-properties style:font-size-complex="16pt"/>
    </style:style>
    <style:style style:name="picture" style:family="paragraph" style:parent-style-name="Standard">
      <style:paragraph-properties fo:margin-left="0in" fo:margin-right="0in" fo:orphans="2" fo:widows="2" fo:text-indent="0in" style:auto-text-indent="false" style:text-autospace="ideograph-alpha"/>
      <style:text-properties fo:font-size="10pt" fo:language="none" fo:country="none" style:font-size-asian="10pt" style:language-asian="none" style:country-asian="none" style:font-size-complex="10pt" style:language-complex="ar" style:country-complex="SA"/>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Default_20_Paragraph_20_Font" style:display-name="Default Paragraph Font" style:family="text"/>
    <style:style style:name="Footer_20_Char" style:display-name="Footer Char" style:family="text" style:parent-style-name="Default_20_Paragraph_20_Font"/>
    <style:style style:name="Header_20_Char" style:display-name="Header Char" style:family="text" style:parent-style-name="Default_20_Paragraph_20_Font">
      <style:text-properties fo:font-weight="bold" style:font-weight-asian="bold" style:language-complex="ar" style:country-complex="SA"/>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in"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text:list-tab-stop-position="1in"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text:list-tab-stop-position="1in"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Header">CS575</text:p>
        <text:p text:style-name="Header">Fall 2009</text:p>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rogramming Assignment 2</dc:title>
    <meta:initial-creator>Michal Cutler</meta:initial-creator>
    <meta:creation-date>2009-11-02T13:26:00</meta:creation-date>
    <dc:creator>Cutler, Michal</dc:creator>
    <dc:date>2009-11-04T07:47:00</dc:date>
    <meta:print-date>2009-11-03T08:58:00</meta:print-date>
    <meta:editing-cycles>5</meta:editing-cycles>
    <meta:editing-duration>PT02H45M00S</meta:editing-duration>
    <meta:document-statistic meta:table-count="0" meta:image-count="0" meta:object-count="0" meta:page-count="3" meta:paragraph-count="43" meta:word-count="890" meta:character-count="4881"/>
    <meta:generator>OpenOffice.org/3.1$Win32 OpenOffice.org_project/310m19$Build-9420</meta:generator>
  </office:meta>
</office:document-meta>
</file>